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// PRINT HELLO WORLD</text:p>
      <text:p text:style-name="P1"><text:span text:style-name="T1">#include</text:span><text:span text:style-name="T2"> </text:span><text:span text:style-name="T3">&lt;iostream&gt;</text:span></text:p>
      <text:p text:style-name="P1"><text:span text:style-name="T1">using</text:span> <text:span text:style-name="T2">namespace</text:span> <text:span text:style-name="T4">std</text:span>;</text:p>
      <text:p text:style-name="P1"><text:span text:style-name="T2">int</text:span> <text:span text:style-name="T5">main</text:span>() {</text:p>
      <text:p text:style-name="P1"><text:span text:style-name="T6">cout</text:span> <text:span text:style-name="T5">&lt;&lt;</text:span> <text:span text:style-name="T3">"Hello"</text:span><text:span text:style-name="T5">&lt;&lt;endl&lt;&lt;</text:span><text:span text:style-name="T3">"World!"</text:span>;</text:p>
      <text:p text:style-name="P1">}</text:p>
      <text:p text:style-name="P4"/>
      <text:p text:style-name="P3">// PRINT HELLO WORLD</text:p>
      <text:p text:style-name="P3">/*#include &lt;iostream&gt;</text:p>
      <text:p text:style-name="P3">using namespace std;</text:p>
      <text:p text:style-name="P3">int main() {</text:p>
      <text:p text:style-name="P3">cout &lt;&lt; "Hello"&lt;&lt;"World!";</text:p>
      <text:p text:style-name="P3">}*/</text:p>
      <text:p text:style-name="P4"/>
      <text:p text:style-name="P3">// PRINT PHYSICS WALLAH</text:p>
      <text:p text:style-name="P3">/*#include &lt;iostream&gt;</text:p>
      <text:p text:style-name="P3">using namespace std;</text:p>
      <text:p text:style-name="P3">int main() {</text:p>
      <text:p text:style-name="P3">printf("Physics\nWallah");</text:p>
      <text:p text:style-name="P3">}*/</text:p>
      <text:p text:style-name="P4"/>
      <text:p text:style-name="P3">// SUM OF THE NUMBER GIVEN BY USER</text:p>
      <text:p text:style-name="P3">/*#include &lt;iostream&gt;</text:p>
      <text:p text:style-name="P3">using namespace std;</text:p>
      <text:p text:style-name="P3">int main() {</text:p>
      <text:p text:style-name="P3">int n1, n2, sum;</text:p>
      <text:p text:style-name="P3">cout &lt;&lt; "enter the number= ";</text:p>
      <text:p text:style-name="P3">cin &gt;&gt; n1;</text:p>
      <text:p text:style-name="P3">cout &lt;&lt; "enter the number= ";</text:p>
      <text:p text:style-name="P3">cin &gt;&gt; n2;</text:p>
      <text:p text:style-name="P3">sum = n1 + n2;</text:p>
      <text:p text:style-name="P3">cout &lt;&lt; sum &lt;&lt; endl;</text:p>
      <text:p text:style-name="P3">return 0;</text:p>
      <text:p text:style-name="P3">}*/</text:p>
      <text:p text:style-name="P4"/>
      <text:p text:style-name="P3">// Take 2 integer values in two variables x and y and print their product.</text:p>
      <text:p text:style-name="P3">/*#include &lt;iostream&gt;</text:p>
      <text:p text:style-name="P3">using namespace std;</text:p>
      <text:p text:style-name="P3">int main() {</text:p>
      <text:p text:style-name="P3">int X, Y, Pr;</text:p>
      <text:p text:style-name="P3">cout &lt;&lt; "enter the number=";</text:p>
      <text:p text:style-name="P3">cin &gt;&gt; X;</text:p>
      <text:p text:style-name="P3">cout &lt;&lt; "enter the number=";</text:p>
      <text:p text:style-name="P3">cin &gt;&gt; Y;</text:p>
      <text:p text:style-name="P3">Pr = X * Y;</text:p>
      <text:p text:style-name="P3">cout &lt;&lt; Pr &lt;&lt; endl;</text:p>
      <text:p text:style-name="P3">return 0;</text:p>
      <text:p text:style-name="P3">}*/</text:p>
      <text:p text:style-name="P4"/>
      <text:p text:style-name="P3">// TAKE A LENGTH AND BREADTH OF A RECTANGLE AND FIND AREA.</text:p>
      <text:p text:style-name="P3">/*#include &lt;iostream&gt;</text:p>
      <text:p text:style-name="P3"><text:soft-page-break/>using namespace std;</text:p>
      <text:p text:style-name="P3">int main()</text:p>
      <text:p text:style-name="P3">{</text:p>
      <text:p text:style-name="P3">int length, breadth, area;</text:p>
      <text:p text:style-name="P3">cout&lt;&lt;"Length=";</text:p>
      <text:p text:style-name="P3">cin&gt;&gt;length;</text:p>
      <text:p text:style-name="P3">cout&lt;&lt;"Breadth=";Take 2 integer</text:p>
      <text:p text:style-name="P3">cin&gt;&gt;breadth;</text:p>
      <text:p text:style-name="P3">area=length*breadth;</text:p>
      <text:p text:style-name="P3">cout&lt;&lt;"Area="&lt;&lt;area;</text:p>
      <text:p text:style-name="P3">return 0;</text:p>
      <text:p text:style-name="P3">}*/</text:p>
      <text:p text:style-name="P4"/>
      <text:p text:style-name="P3">// CALCULATE THE CUBE OF A NUMBER</text:p>
      <text:p text:style-name="P3">/*#include &lt;iostream&gt;</text:p>
      <text:p text:style-name="P3">using namespace std;</text:p>
      <text:p text:style-name="P3">int main() {</text:p>
      <text:p text:style-name="P3">int a, cube;</text:p>
      <text:p text:style-name="P3">cout &lt;&lt; "Enter the number = ";</text:p>
      <text:p text:style-name="P3">cin &gt;&gt; a;</text:p>
      <text:p text:style-name="P3">cube = a * a * a;</text:p>
      <text:p text:style-name="P3">cout &lt;&lt; "Cube = " &lt;&lt; cube;</text:p>
      <text:p text:style-name="P3">return 0;Take 2 integer</text:p>
      <text:p text:style-name="P3">}*/</text:p>
      <text:p text:style-name="P4"/>
      <text:p text:style-name="P3">// FIND THE SIZE OF DATA</text:p>
      <text:p text:style-name="P3">// #include &lt;iostream&gt;</text:p>
      <text:p text:style-name="P3">// using namespace std;</text:p>
      <text:p text:style-name="P3">// int main() {</text:p>
      <text:p text:style-name="P3">// cout &lt;&lt; "Size of basic data type in bytes\n";</text:p>
      <text:p text:style-name="P3">// cout &lt;&lt; "The size of int data type = " &lt;&lt; sizeof(int) &lt;&lt; " bytes \n";</text:p>
      <text:p text:style-name="P3">// cout &lt;&lt; "The size of char data type = " &lt;&lt; sizeof(char) &lt;&lt; " bytes \n";</text:p>
      <text:p text:style-name="P3">// cout &lt;&lt; "The size of bool data type = " &lt;&lt; sizeof(bool) &lt;&lt; " bytes \n";</text:p>
      <text:p text:style-name="P3">// cout &lt;&lt; "The size of wchar_t data type = " &lt;&lt; sizeof(wchar_t) &lt;&lt; " bytes</text:p>
      <text:p text:style-name="P3">// \n"; cout &lt;&lt; "The size of float data type = " &lt;&lt; sizeof(float) &lt;&lt; " bytes</text:p>
      <text:p text:style-name="P3">// \n"; cout &lt;&lt; "The size of double data type = " &lt;&lt; sizeof(double) &lt;&lt; " bytes</text:p>
      <text:p text:style-name="P3">// \n"; return 0;</text:p>
      <text:p text:style-name="P3">// }</text:p>
      <text:p text:style-name="P4"/>
      <text:p text:style-name="P3">// SWIFE THE TWO NUMBER BY THIRD NUMBER</text:p>
      <text:p text:style-name="P3">/*#include &lt;iostream&gt;</text:p>
      <text:p text:style-name="P3">using namespace std;</text:p>
      <text:p text:style-name="P3">int main() {</text:p>
      <text:p text:style-name="P3">int n1, n2, n3;</text:p>
      <text:p text:style-name="P3">cout &lt;&lt; "Enter the first number = ";</text:p>
      <text:p text:style-name="P3">cin &gt;&gt; n1;</text:p>
      <text:p text:style-name="P3">cout &lt;&lt; "Enter the second number = ";</text:p>
      <text:p text:style-name="P3">cin &gt;&gt; n2;</text:p>
      <text:p text:style-name="P3">n3 = n2;</text:p>
      <text:p text:style-name="P3">n2 = n1;</text:p>
      <text:p text:style-name="P3">n1 = n3;</text:p>
      <text:p text:style-name="P3"><text:soft-page-break/>cout &lt;&lt; "The first number = " &lt;&lt; n1 &lt;&lt; "\n";</text:p>
      <text:p text:style-name="P3">cout &lt;&lt; "The second number = " &lt;&lt; n2 &lt;&lt; "\n";</text:p>
      <text:p text:style-name="P3">return 0;</text:p>
      <text:p text:style-name="P3">}*/</text:p>
      <text:p text:style-name="P4"/>
      <text:p text:style-name="P3">// FIND THE ADD, SUB,MULTIPLY AND SUBSTRACTION OF GIVEN 2 INTEGERS</text:p>
      <text:p text:style-name="P3">/*#include &lt;iostream&gt;</text:p>
      <text:p text:style-name="P3">using namespace std;</text:p>
      <text:p text:style-name="P3">int main() {</text:p>
      <text:p text:style-name="P3">int n1, n2, sum, div, mul, squ, cube, divi;</text:p>
      <text:p text:style-name="P3">cout &lt;&lt; "Enter the number = ";</text:p>
      <text:p text:style-name="P3">cin &gt;&gt; n1;</text:p>
      <text:p text:style-name="P3">cout &lt;&lt; "Enter the number = ";</text:p>
      <text:p text:style-name="P3">cin &gt;&gt; n2;</text:p>
      <text:p text:style-name="P3">sum = n1 + n2;</text:p>
      <text:p text:style-name="P3">div = n1 - n2;</text:p>
      <text:p text:style-name="P3">mul = n1 * n2;</text:p>
      <text:p text:style-name="P3">divi = n1 / n2;</text:p>
      <text:p text:style-name="P3">squ = div * div;</text:p>
      <text:p text:style-name="P3">cube = div * div * div;</text:p>
      <text:p text:style-name="P3">cout &lt;&lt; "Sum = " &lt;&lt; sum &lt;&lt; "\n";</text:p>
      <text:p text:style-name="P3">cout &lt;&lt; "Divide = " &lt;&lt; div &lt;&lt; "\n";</text:p>
      <text:p text:style-name="P3">cout &lt;&lt; "Multiply = " &lt;&lt; mul &lt;&lt; "\n";</text:p>
      <text:p text:style-name="P3">cout &lt;&lt; "Square = " &lt;&lt; squ &lt;&lt; "\n";</text:p>
      <text:p text:style-name="P3">cout &lt;&lt; "Cube = " &lt;&lt; cube &lt;&lt; "\n";</text:p>
      <text:p text:style-name="P3">cout &lt;&lt; "Division = " &lt;&lt; divi &lt;&lt; "\n";</text:p>
      <text:p text:style-name="P3">return 0;</text:p>
      <text:p text:style-name="P3">}*/</text:p>
      <text:p text:style-name="P4"/>
      <text:p text:style-name="P3">// EXCHANGE THE VALUE OF VARIABLE</text:p>
      <text:p text:style-name="P3">/*#include &lt;iostream&gt;</text:p>
      <text:p text:style-name="P3">using namespace std;</text:p>
      <text:p text:style-name="P3">int main() {</text:p>
      <text:p text:style-name="P3">int apple = 4;</text:p>
      <text:p text:style-name="P3">cout &lt;&lt; apple;</text:p>
      <text:p text:style-name="P3">apple = 10;</text:p>
      <text:p text:style-name="P3">cout &lt;&lt; apple;</text:p>
      <text:p text:style-name="P3">return 0;</text:p>
      <text:p text:style-name="P3">}*/</text:p>
      <text:p text:style-name="P3">// {</text:p>
      <text:p text:style-name="P3">// int rate = 50;</text:p>
      <text:p text:style-name="P3">// //cout&lt;&lt;rate; // 50</text:p>
      <text:p text:style-name="P3">// rate = 60;</text:p>
      <text:p text:style-name="P3">// cout&lt;&lt;rate; // 60</text:p>
      <text:p text:style-name="P3">// }</text:p>
      <text:p text:style-name="P4"/>
      <text:p text:style-name="P3">// USE OF &lt;&lt; (LEFT SHIFT)</text:p>
      <text:p text:style-name="P3">// #include &lt;iostream&gt;</text:p>
      <text:p text:style-name="P3">// using namespace std;</text:p>
      <text:p text:style-name="P3">// int main(void)</text:p>
      <text:p text:style-name="P3">// {</text:p>
      <text:p text:style-name="P3"><text:soft-page-break/>// int a,B ;</text:p>
      <text:p text:style-name="P3">// cout&lt;&lt;"enter the number = ";</text:p>
      <text:p text:style-name="P3">// cin&gt;&gt;a;</text:p>
      <text:p text:style-name="P3">// sum=a&lt;&lt;2;</text:p>
      <text:p text:style-name="P3">// cout&lt;&lt;B;</text:p>
      <text:p text:style-name="P3">// return 0;</text:p>
      <text:p text:style-name="P3">// }</text:p>
      <text:p text:style-name="P4"/>
      <text:p text:style-name="P3">// USE OF COMMA OPERATOR</text:p>
      <text:p text:style-name="P3">// #include &lt;iostream&gt;</text:p>
      <text:p text:style-name="P3">// using namespace std;</text:p>
      <text:p text:style-name="P3">// int main(void) {</text:p>
      <text:p text:style-name="P3">// int a = (2, 3, 9);</text:p>
      <text:p text:style-name="P3">// cout &lt;&lt; a &lt;&lt; endl;</text:p>
      <text:p text:style-name="P3">// return 0;</text:p>
      <text:p text:style-name="P3">// }</text:p>
      <text:p text:style-name="P4"/>
      <text:p text:style-name="P3">// USE OF POST INCREAMENT AND PRE INCREAMENT OPERATOR</text:p>
      <text:p text:style-name="P3">// #include &lt;iostream&gt;</text:p>
      <text:p text:style-name="P3">// using namespace std;</text:p>
      <text:p text:style-name="P3">// int main()</text:p>
      <text:p text:style-name="P3">// {</text:p>
      <text:p text:style-name="P3">// int a = 6;</text:p>
      <text:p text:style-name="P3">// cout &lt;&lt; (a++) &lt;&lt; endl ;//6</text:p>
      <text:p text:style-name="P3">// int b=86;</text:p>
      <text:p text:style-name="P3">// cout&lt;&lt;(--b)&lt;&lt; endl;//85</text:p>
      <text:p text:style-name="P3">// cout&lt;&lt;(++a)&lt;&lt; endl;//7</text:p>
      <text:p text:style-name="P3">// return 0;</text:p>
      <text:p text:style-name="P3">// }</text:p>
      <text:p text:style-name="P2"><text:line-break/><text:line-break/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5:50:59.739338565</meta:creation-date>
    <dc:date>2023-07-06T16:55:12.392128511</dc:date>
    <meta:editing-duration>PT54M2S</meta:editing-duration>
    <meta:editing-cycles>1</meta:editing-cycles>
    <meta:document-statistic meta:table-count="0" meta:image-count="0" meta:object-count="0" meta:page-count="4" meta:paragraph-count="170" meta:word-count="754" meta:character-count="3547" meta:non-whitespace-character-count="2960"/>
    <meta:generator>LibreOffice/7.3.7.2$Linux_X86_64 LibreOffice_project/30$Build-2</meta:generator>
  </office:meta>
</office:document-meta>
</file>